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7"><text:tab/>Địa chỉ: <text:span text:style-name="T2"><text:tab/></text:span><text:span text:style-name="T3">64-68 Hai Bà</text:span><text:span text:style-name="T4"> Trưng</text:span><text:span text:style-name="T3">, Phườnng Bến Nghé, <text:tab/><text:tab/>Quận 1, Tp. HCM</text:span></text:p>
      <text:p text:style-name="P4"/>
      <text:p text:style-name="P2"/>
      <text:p text:style-name="P3"><text:tab/>PHIẾU ĐỀ XUẤT TRẢ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<text:soft-page-break/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5:59</dc:date>
    <meta:editing-duration>PT6H7M59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4" meta:character-count="805" meta:non-whitespace-character-count="705"/>
  </office:meta>
</office:document-meta>
</file>